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Normal" style:family="paragraph">
      <style:text-properties fo:font-weight="bold" style:font-weight-asian="bold" style:font-weight-complex="bold" fo:font-size="20pt" style:font-size-asian="20pt" style:font-size-complex="20pt"/>
    </style:style>
    <style:style style:name="T3" style:parent-style-name="DefaultParagraphFont" style:family="text">
      <style:text-properties fo:font-weight="bold" style:font-weight-asian="bold" style:font-weight-complex="bold"/>
    </style:style>
    <style:style style:name="P4" style:parent-style-name="Normal" style:list-style-name="LFO1" style:family="paragraph"/>
    <style:style style:name="T5" style:parent-style-name="DefaultParagraphFont" style:family="text">
      <style:text-properties fo:font-weight="bold" style:font-weight-asian="bold" style:font-weight-complex="bold"/>
    </style:style>
    <style:style style:name="P6" style:parent-style-name="Normal" style:list-style-name="LFO1" style:family="paragraph"/>
    <style:style style:name="T7" style:parent-style-name="DefaultParagraphFont" style:family="text">
      <style:text-properties fo:font-weight="bold" style:font-weight-asian="bold" style:font-weight-complex="bold"/>
    </style:style>
    <style:style style:name="P8" style:parent-style-name="Normal" style:list-style-name="LFO1" style:family="paragraph"/>
    <style:style style:name="T9" style:parent-style-name="DefaultParagraphFont" style:family="text">
      <style:text-properties fo:font-weight="bold" style:font-weight-asian="bold" style:font-weight-complex="bold"/>
    </style:style>
    <style:style style:name="P10" style:parent-style-name="Normal" style:family="paragraph">
      <style:text-properties fo:font-weight="bold" style:font-weight-asian="bold" style:font-weight-complex="bold" fo:font-size="20pt" style:font-size-asian="20pt" style:font-size-complex="20pt"/>
    </style:style>
    <style:style style:name="T11" style:parent-style-name="DefaultParagraphFont" style:family="text">
      <style:text-properties fo:font-weight="bold" style:font-weight-asian="bold" style:font-weight-complex="bold"/>
    </style:style>
    <style:style style:name="P12" style:parent-style-name="Normal" style:list-style-name="LFO2" style:family="paragraph"/>
    <style:style style:name="T13" style:parent-style-name="DefaultParagraphFont" style:family="text">
      <style:text-properties fo:font-weight="bold" style:font-weight-asian="bold" style:font-weight-complex="bold"/>
    </style:style>
    <style:style style:name="P14" style:parent-style-name="Normal" style:list-style-name="LFO2" style:family="paragraph"/>
    <style:style style:name="T15" style:parent-style-name="DefaultParagraphFont" style:family="text">
      <style:text-properties fo:font-weight="bold" style:font-weight-asian="bold" style:font-weight-complex="bold"/>
    </style:style>
    <style:style style:name="P16" style:parent-style-name="Normal" style:list-style-name="LFO2" style:family="paragraph"/>
    <style:style style:name="T17" style:parent-style-name="DefaultParagraphFont" style:family="text">
      <style:text-properties fo:font-weight="bold" style:font-weight-asian="bold" style:font-weight-complex="bold"/>
    </style:style>
    <style:style style:name="P18" style:parent-style-name="Normal" style:list-style-name="LFO2" style:family="paragraph"/>
    <style:style style:name="T19" style:parent-style-name="DefaultParagraphFont" style:family="text">
      <style:text-properties fo:font-weight="bold" style:font-weight-asian="bold" style:font-weight-complex="bold"/>
    </style:style>
    <style:style style:name="P20" style:parent-style-name="Normal" style:family="paragraph">
      <style:text-properties fo:font-size="20pt" style:font-size-asian="20pt" style:font-size-complex="20pt"/>
    </style:style>
    <style:style style:name="P21" style:parent-style-name="Normal" style:family="paragraph">
      <style:text-properties fo:font-weight="bold" style:font-weight-asian="bold" style:font-weight-complex="bold" fo:font-size="20pt" style:font-size-asian="20pt" style:font-size-complex="20pt"/>
    </style:style>
    <style:style style:name="T22" style:parent-style-name="DefaultParagraphFont" style:family="text">
      <style:text-properties fo:font-weight="bold" style:font-weight-asian="bold" style:font-weight-complex="bold"/>
    </style:style>
    <style:style style:name="P23" style:parent-style-name="Normal" style:list-style-name="LFO3" style:family="paragraph"/>
    <style:style style:name="T24" style:parent-style-name="DefaultParagraphFont" style:family="text">
      <style:text-properties fo:font-weight="bold" style:font-weight-asian="bold" style:font-weight-complex="bold"/>
    </style:style>
    <style:style style:name="P25" style:parent-style-name="Normal" style:list-style-name="LFO3" style:family="paragraph"/>
    <style:style style:name="T26" style:parent-style-name="DefaultParagraphFont" style:family="text">
      <style:text-properties fo:font-weight="bold" style:font-weight-asian="bold" style:font-weight-complex="bold"/>
    </style:style>
    <style:style style:name="P27" style:parent-style-name="Normal" style:list-style-name="LFO3" style:family="paragraph"/>
    <style:style style:name="T28" style:parent-style-name="DefaultParagraphFont" style:family="text">
      <style:text-properties fo:font-weight="bold" style:font-weight-asian="bold" style:font-weight-complex="bold"/>
    </style:style>
    <style:style style:name="P29" style:parent-style-name="Normal" style:list-style-name="LFO3" style:family="paragraph"/>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P32" style:parent-style-name="Normal" style:list-style-name="LFO4" style:family="paragraph"/>
    <style:style style:name="T33" style:parent-style-name="DefaultParagraphFont" style:family="text">
      <style:text-properties fo:font-weight="bold" style:font-weight-asian="bold" style:font-weight-complex="bold"/>
    </style:style>
    <style:style style:name="P34" style:parent-style-name="Normal" style:list-style-name="LFO4" style:family="paragraph"/>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weight="bold" style:font-weight-asian="bold" style:font-weight-complex="bold" fo:font-size="20pt" style:font-size-asian="20pt" style:font-size-complex="20pt"/>
    </style:style>
    <style:style style:name="T37" style:parent-style-name="DefaultParagraphFont" style:family="text">
      <style:text-properties fo:font-weight="bold" style:font-weight-asian="bold" style:font-weight-complex="bold"/>
    </style:style>
    <style:style style:name="P38" style:parent-style-name="Normal" style:list-style-name="LFO5" style:family="paragraph"/>
    <style:style style:name="T39" style:parent-style-name="DefaultParagraphFont" style:family="text">
      <style:text-properties fo:font-weight="bold" style:font-weight-asian="bold" style:font-weight-complex="bold"/>
    </style:style>
    <style:style style:name="P40" style:parent-style-name="Normal" style:list-style-name="LFO5" style:family="paragraph"/>
    <style:style style:name="T41" style:parent-style-name="DefaultParagraphFont" style:family="text">
      <style:text-properties fo:font-weight="bold" style:font-weight-asian="bold" style:font-weight-complex="bold"/>
    </style:style>
    <style:style style:name="P42" style:parent-style-name="Normal" style:list-style-name="LFO5" style:family="paragraph"/>
    <style:style style:name="T43" style:parent-style-name="DefaultParagraphFont" style:family="text">
      <style:text-properties fo:font-weight="bold" style:font-weight-asian="bold" style:font-weight-complex="bold"/>
    </style:style>
    <style:style style:name="P44" style:parent-style-name="Normal" style:list-style-name="LFO5" style:family="paragraph"/>
    <style:style style:name="T45" style:parent-style-name="DefaultParagraphFont" style:family="text">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P47" style:parent-style-name="Normal" style:list-style-name="LFO6" style:family="paragraph"/>
    <style:style style:name="T48" style:parent-style-name="DefaultParagraphFont" style:family="text">
      <style:text-properties fo:font-weight="bold" style:font-weight-asian="bold" style:font-weight-complex="bold"/>
    </style:style>
    <style:style style:name="P49" style:parent-style-name="Normal" style:list-style-name="LFO6" style:family="paragraph"/>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P52" style:parent-style-name="Normal" style:list-style-name="LFO7" style:family="paragraph"/>
    <style:style style:name="P53" style:parent-style-name="Normal" style:list-style-name="LFO7" style:family="paragraph"/>
  </office:automatic-styles>
  <office:body>
    <office:text text:use-soft-page-breaks="true">
      <text:p text:style-name="P1">Emails for Incident Management</text:p>
      <text:p text:style-name="Normal"/>
      <text:p text:style-name="P2">Acknowledgment Reply</text:p>
      <text:p text:style-name="Normal">Dear User Name,</text:p>
      <text:p text:style-name="Normal">Thank you for contacting us regarding the issue you reported. We have received the details and logged them into our system for further action.</text:p>
      <text:p text:style-name="Normal"><text:span text:style-name="T3">Details of the Reported Issue:</text:span></text:p>
      <text:list text:style-name="LFO1" text:continue-numbering="true">
        <text:list-item>
          <text:p text:style-name="P4"><text:span text:style-name="T5">Subject/Title:</text:span><text:s/>[Issue Title or Description from the user's email]</text:p>
        </text:list-item>
        <text:list-item>
          <text:p text:style-name="P6"><text:span text:style-name="T7">Received On:</text:span><text:s/>[Date/Time]</text:p>
        </text:list-item>
        <text:list-item>
          <text:p text:style-name="P8"><text:span text:style-name="T9">Reference ID:</text:span><text:s/>[Generated Ticket/Reference ID for Tracking]</text:p>
        </text:list-item>
      </text:list>
      <text:p text:style-name="Normal">Our team is currently reviewing the information provided to determine the next steps. We are assigning this to the relevant team for resolution, and they will begin working on it promptly.</text:p>
      <text:p text:style-name="Normal">We aim to address the issue within the resolution timeframes outlined in our service agreement.</text:p>
      <text:p text:style-name="Normal">If we require any additional details, we will contact you. In the meantime, please feel free to provide any further information you believe might assist us in resolving this matter.</text:p>
      <text:p text:style-name="Normal">We will inform you of our progress and notify you once the issue is resolved. Should you have any questions or need further assistance, please don't hesitate to reply to this email or contact us at [Support Contact Details].</text:p>
      <text:p text:style-name="Normal">Thank you for your patience and understanding.</text:p>
      <text:p text:style-name="Normal">Best regards,<text:line-break/>Rahul Chauhan<text:line-break/>Cognitio Analytics<text:line-break/>+1-973-245-9936<text:line-break/>productionsupport@cognitioanalytics.com</text:p>
      <text:p text:style-name="Normal"/>
      <text:p text:style-name="P10">Severity Determination</text:p>
      <text:p text:style-name="Normal">Dear User Name,</text:p>
      <text:p text:style-name="Normal">Following up on the issue you reported, we have reviewed the details and determined the severity level and resolution timeframe as per our service agreement. Below are the updated details:</text:p>
      <text:p text:style-name="Normal"><text:span text:style-name="T11">Details of the Reported Issue:</text:span></text:p>
      <text:list text:style-name="LFO2" text:continue-numbering="true">
        <text:list-item>
          <text:p text:style-name="P12"><text:span text:style-name="T13">Subject/Title:</text:span><text:s/>[Issue Title or Description from the user's email]</text:p>
        </text:list-item>
        <text:list-item>
          <text:p text:style-name="P14"><text:span text:style-name="T15">Reference ID:</text:span><text:s/>[Generated Ticket/Reference ID for Tracking]</text:p>
        </text:list-item>
        <text:list-item>
          <text:p text:style-name="P16"><text:span text:style-name="T17">Severity Level:</text:span><text:s/>[Critical/Urgent/Important/Monitoring/Information]</text:p>
        </text:list-item>
        <text:list-item>
          <text:p text:style-name="P18"><text:span text:style-name="T19">Resolution Timeframe:</text:span><text:s/>[Insert timeframe based on SLA and severity level]</text:p>
        </text:list-item>
      </text:list>
      <text:p text:style-name="Normal">Our team is actively working on resolving the issue and will update you promptly upon resolution. If any significant updates or actions are required from your side, we will notify you immediately.</text:p>
      <text:p text:style-name="Normal">Please rest assured that we are committed to addressing your concern as quickly as possible. Should you have any questions or need clarification, do not hesitate to reach out.</text:p>
      <text:p text:style-name="Normal">Thank you for your cooperation and understanding.</text:p>
      <text:p text:style-name="Normal">Best regards,<text:line-break/>Rahul Chauhan<text:line-break/>Cognitio Analytics<text:line-break/>+1-973-245-9936<text:line-break/>productionsupport@cognitioanalytics.com</text:p>
      <text:p text:style-name="P20"/>
      <text:p text:style-name="P21">Resolution Response</text:p>
      <text:p text:style-name="Normal">Dear<text:s/>User Name,</text:p>
      <text:p text:style-name="Normal">We are pleased to inform you that the reported issue has been resolved. Below are the details of the resolution:</text:p>
      <text:p text:style-name="Normal"><text:span text:style-name="T22">Details of the Reported Issue:</text:span></text:p>
      <text:list text:style-name="LFO3" text:continue-numbering="true">
        <text:list-item>
          <text:p text:style-name="P23"><text:span text:style-name="T24">Subject/Title:</text:span><text:s/>[Issue Title or Description]</text:p>
        </text:list-item>
        <text:list-item>
          <text:p text:style-name="P25"><text:span text:style-name="T26">Reference ID:</text:span><text:s/>[Generated Ticket/Reference ID]</text:p>
        </text:list-item>
        <text:list-item>
          <text:p text:style-name="P27"><text:span text:style-name="T28">Reported On:</text:span><text:s/>[Date/Time]</text:p>
        </text:list-item>
        <text:list-item>
          <text:p text:style-name="P29"><text:span text:style-name="T30">Severity Level:</text:span><text:s/>[Critical/Urgent/Important/Monitoring/Information]</text:p>
        </text:list-item>
      </text:list>
      <text:p text:style-name="Normal"><text:span text:style-name="T31">Resolution Details:</text:span></text:p>
      <text:list text:style-name="LFO4" text:continue-numbering="true">
        <text:list-item>
          <text:p text:style-name="P32"><text:span text:style-name="T33">Resolved On:</text:span><text:s/>[Date/Time]</text:p>
        </text:list-item>
        <text:list-item>
          <text:p text:style-name="P34"><text:span text:style-name="T35">Root Cause Analysis (RCA):</text:span><text:s/>[Provide a brief explanation of the root cause and steps taken to resolve the issue]</text:p>
        </text:list-item>
      </text:list>
      <text:p text:style-name="Normal">We have validated the resolution and ensured the system is functioning as expected. Please feel free to verify the fix on your end and let us know if you encounter any further issues or require additional assistance.</text:p>
      <text:p text:style-name="Normal">Thank you for your cooperation and patience during the resolution process. Should you have further concerns or questions, kindly contact us at+1-973-245-9936.</text:p>
      <text:p text:style-name="Normal">Best regards,<text:line-break/>Rahul Chauhan<text:line-break/>Cognitio Analytics<text:line-break/>+1-973-245-9936<text:line-break/>productionsupport@cognitioanalytics.com</text:p>
      <text:soft-page-break/>
      <text:p text:style-name="P36">Delay Response</text:p>
      <text:p text:style-name="Normal">Dear<text:s/>User Name,</text:p>
      <text:p text:style-name="Normal">We are writing to provide you with an update regarding the issue you reported. While our team has been actively working on resolving the matter, we regret to inform you that we may not meet the resolution deadline specified in the service agreement for this issue.</text:p>
      <text:p text:style-name="Normal"><text:span text:style-name="T37">Details of the Reported Issue:</text:span></text:p>
      <text:list text:style-name="LFO5" text:continue-numbering="true">
        <text:list-item>
          <text:p text:style-name="P38"><text:span text:style-name="T39">Subject/Title:</text:span><text:s/>[Issue Title or Description]</text:p>
        </text:list-item>
        <text:list-item>
          <text:p text:style-name="P40"><text:span text:style-name="T41">Reference ID:</text:span><text:s/>[Generated Ticket/Reference ID]</text:p>
        </text:list-item>
        <text:list-item>
          <text:p text:style-name="P42"><text:span text:style-name="T43">Severity Level:</text:span><text:s/>[Critical/Urgent/Important/Monitoring/Information]</text:p>
        </text:list-item>
        <text:list-item>
          <text:p text:style-name="P44"><text:span text:style-name="T45">Resolution Deadline:</text:span><text:s/>[Date/Time]</text:p>
        </text:list-item>
      </text:list>
      <text:p text:style-name="Normal"><text:span text:style-name="T46">Current Status:</text:span></text:p>
      <text:list text:style-name="LFO6" text:continue-numbering="true">
        <text:list-item>
          <text:p text:style-name="P47"><text:span text:style-name="T48">Actions Taken So Far:</text:span><text:s/>[Brief description of the efforts made to resolve the issue]</text:p>
        </text:list-item>
        <text:list-item>
          <text:p text:style-name="P49"><text:span text:style-name="T50">Reason for Delay:</text:span><text:s/>[Provide a brief explanation for the delay, e.g., unexpected complexities, additional troubleshooting required, dependency on external factors, etc.]</text:p>
        </text:list-item>
      </text:list>
      <text:p text:style-name="Normal">We sincerely apologize for this delay and understand the inconvenience this may cause. Please be assured that we have prioritized this issue and have escalated it to ensure a swift resolution.</text:p>
      <text:p text:style-name="Normal"><text:span text:style-name="T51">Next Steps:</text:span></text:p>
      <text:list text:style-name="LFO7" text:continue-numbering="true">
        <text:list-item>
          <text:p text:style-name="P52">Our team is actively working to resolve the issue and is now targeting a new estimated resolution timeframe of [Proposed Date/Time].</text:p>
        </text:list-item>
        <text:list-item>
          <text:p text:style-name="P53">We will update you with regular progress reports and notify you once the issue is resolved.</text:p>
        </text:list-item>
      </text:list>
      <text:p text:style-name="Normal">If you have any questions or require further information, please do not hesitate to contact us at [Support Contact Details]. We greatly appreciate your patience and understanding as we resolve this issue.</text:p>
      <text:p text:style-name="Normal">Thank you for your continued cooperation.</text:p>
      <text:p text:style-name="Normal">Best regards,<text:line-break/>Rahul Chauhan<text:line-break/>Cognitio Analytics<text:line-break/>+1-973-245-9936<text:line-break/>productionsupport@cognitioanalytics.com</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yush Agarwal</meta:initial-creator>
    <dc:creator>Rahul Chauhan</dc:creator>
    <meta:creation-date>2025-05-01T13:52:00Z</meta:creation-date>
    <dc:date>2025-05-02T15:19:00Z</dc:date>
    <meta:template xlink:href="Normal" xlink:type="simple"/>
    <meta:editing-cycles>7</meta:editing-cycles>
    <meta:editing-duration>PT2400S</meta:editing-duration>
    <meta:user-defined meta:name="GrammarlyDocumentId">157b92f6-f2c0-47d9-8a55-198e3320fd82</meta:user-defined>
    <meta:document-statistic meta:page-count="3" meta:paragraph-count="9" meta:word-count="723" meta:character-count="4841" meta:row-count="34" meta:non-whitespace-character-count="4127"/>
  </office:meta>
</office:document-meta>
</file>